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e </text:p>
      <text:h text:style-name="Heading_20_2" text:outline-level="2">class</text:h>
      <text:p text:style-name="Standard">comestível = e, venenoso = p</text:p>
      <text:p text:style-name="Standard"/>
      <text:p text:style-name="Standard">forma de tampa</text:p>
      <text:h text:style-name="Heading_20_2" text:outline-level="2">cap-shape</text:h>
      <text:p text:style-name="Standard">bell = b, cônico = c, convexo = x, plano = f, com botão = k, afundado = s</text:p>
      <text:p text:style-name="Standard"/>
      <text:p text:style-name="Standard">superfície da tampa</text:p>
      <text:h text:style-name="Heading_20_2" text:outline-level="2">cap-surface</text:h>
      <text:p text:style-name="Standard">fibroso = f, sulcos = g, escamoso = y, liso = s</text:p>
      <text:p text:style-name="Standard"/>
      <text:p text:style-name="Standard">cor da tampa</text:p>
      <text:h text:style-name="Heading_20_2" text:outline-level="2">cap-color</text:h>
      <text:p text:style-name="Standard">marrom = n, buff = b, canela = c, cinza = g, verde = r, rosa = p, roxo = u, vermelho = e, branco = w, amarelo = y</text:p>
      <text:p text:style-name="Standard"/>
      <text:p text:style-name="Standard">Contusões</text:p>
      <text:h text:style-name="Heading_20_2" text:outline-level="2">bruises</text:h>
      <text:p text:style-name="Standard">hematomas = t, não = f</text:p>
      <text:p text:style-name="Standard"/>
      <text:p text:style-name="Standard">Odor</text:p>
      <text:h text:style-name="Heading_20_2" text:outline-level="2">odor</text:h>
      <text:p text:style-name="Standard">amêndoa = a, anis = l, creosoto = c, peixe = y, falta = f, mofo = m, nenhum = n, picante = p, picante = s</text:p>
      <text:p text:style-name="Standard"/>
      <text:p text:style-name="Standard">anexo branquial</text:p>
      <text:h text:style-name="Heading_20_2" text:outline-level="2">gill-attachment</text:h>
      <text:p text:style-name="Standard">anexado = a, decrescente = d, livre = f, marcado = n</text:p>
      <text:p text:style-name="Standard"/>
      <text:p text:style-name="Standard">espaçamento branquial</text:p>
      <text:h text:style-name="Heading_20_2" text:outline-level="2">gill-spacing</text:h>
      <text:p text:style-name="Standard">fechar = c, aglomerado = w, distante = d</text:p>
      <text:p text:style-name="Standard"/>
      <text:p text:style-name="Standard">tamanho branquial</text:p>
      <text:h text:style-name="Heading_20_2" text:outline-level="2">gill-size</text:h>
      <text:p text:style-name="Standard">largo = b, estreito = n</text:p>
      <text:p text:style-name="Standard"/>
      <text:p text:style-name="Standard">cor branquial</text:p>
      <text:h text:style-name="Heading_20_2" text:outline-level="2"><text:soft-page-break/>gill-color</text:h>
      <text:p text:style-name="Standard">preto = k, marrom = n, buff = b, chocolate = h, cinza = g, verde = r, laranja = o, rosa = p, roxo = u, vermelho = e, branco = w, amarelo = y</text:p>
      <text:p text:style-name="Standard"/>
      <text:p text:style-name="Standard">Caule</text:p>
      <text:h text:style-name="Heading_20_2" text:outline-level="2">stalk-shape</text:h>
      <text:p text:style-name="Standard">ampliação = e, afilando = t</text:p>
      <text:p text:style-name="Standard"/>
      <text:p text:style-name="Standard">Raiz-talo</text:p>
      <text:h text:style-name="Heading_20_2" text:outline-level="2">stalk-root</text:h>
      <text:p text:style-name="Standard">bulboso = b, clube = c, copo = u, igual = e, rizomorfos = z, enraizado = r, ausente =?</text:p>
      <text:p text:style-name="Standard"/>
      <text:p text:style-name="Standard">Caule-superfície-acima-anel</text:p>
      <text:h text:style-name="Heading_20_2" text:outline-level="2">stalk-surface-above-ring</text:h>
      <text:p text:style-name="Standard">fibroso = f, escamoso = y, sedoso = k, liso = s</text:p>
      <text:p text:style-name="Standard"/>
      <text:p text:style-name="Standard">Caule-superfície-abaixo-anel</text:p>
      <text:h text:style-name="Heading_20_2" text:outline-level="2">stalk-surface-below-ring</text:h>
      <text:p text:style-name="Standard">fibroso = f, escamoso = y, sedoso = k, liso = s</text:p>
      <text:p text:style-name="Standard"/>
      <text:p text:style-name="Standard">cor da haste acima do anel</text:p>
      <text:h text:style-name="Heading_20_2" text:outline-level="2">stalk-color-above-ring</text:h>
      <text:p text:style-name="Standard">marrom = n, buff = b, canela = c, cinza = g, laranja = o, rosa = p, vermelho = e, branco = w, amarelo = y</text:p>
      <text:p text:style-name="Standard"/>
      <text:p text:style-name="Standard">cor da haste abaixo do anel</text:p>
      <text:h text:style-name="Heading_20_2" text:outline-level="2">stalk-color-below-ring</text:h>
      <text:p text:style-name="Standard">marrom = n, buff = b, canela = c, cinza = g, laranja = o, rosa = p, vermelho = e, branco = w, amarelo = y</text:p>
      <text:p text:style-name="Standard"/>
      <text:p text:style-name="Standard">tipo véu</text:p>
      <text:h text:style-name="Heading_20_2" text:outline-level="2">veil-type</text:h>
      <text:p text:style-name="Standard">parcial = p, universal = u</text:p>
      <text:p text:style-name="Standard"/>
      <text:p text:style-name="Standard">cor do véu</text:p>
      <text:h text:style-name="Heading_20_2" text:outline-level="2">veil-color</text:h>
      <text:p text:style-name="Standard">marrom = n, laranja = o, branco = w, amarelo = y</text:p>
      <text:p text:style-name="Standard"/>
      <text:p text:style-name="Standard">número do anel</text:p>
      <text:h text:style-name="Heading_20_2" text:outline-level="2"><text:soft-page-break/>ring-number</text:h>
      <text:p text:style-name="Standard">nenhum = n, um = o, dois = t</text:p>
      <text:p text:style-name="Standard"/>
      <text:p text:style-name="Standard">tipo de anel</text:p>
      <text:h text:style-name="Heading_20_2" text:outline-level="2">ring-type</text:h>
      <text:p text:style-name="Standard">teia de aranha = c, evanescente = e, queima = f, grande = l, nenhum = n, pendente = p, revestimento = s, zona = z</text:p>
      <text:p text:style-name="Standard"/>
      <text:p text:style-name="Standard">Esporo-impressão-cor</text:p>
      <text:h text:style-name="Heading_20_2" text:outline-level="2">spore-print-color</text:h>
      <text:p text:style-name="Standard">preto = k, marrom = n, buff = b, chocolate = h, verde = r, laranja = o, roxo = u, branco = w, amarelo = y</text:p>
      <text:p text:style-name="Standard"/>
      <text:p text:style-name="Standard">População</text:p>
      <text:h text:style-name="Heading_20_2" text:outline-level="2">population</text:h>
      <text:p text:style-name="Standard">abundante = a, agrupado = c, numeroso = n, disperso = s, vários = v, solitário = y</text:p>
      <text:p text:style-name="Standard"/>
      <text:p text:style-name="Standard">Habitat</text:p>
      <text:h text:style-name="Heading_20_2" text:outline-level="2">habitat</text:h>
      <text:p text:style-name="Standard">gramíneas = g, folhas = l, prados = m, caminhos = p, urbano = u, resíduos = w, madeiras = 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Inter" svg:font-family="Inter, sans-serif"/>
    <style:font-face style:name="Lohit Devanagari1" svg:font-family="'Lohit Devanagari'"/>
    <style:font-face style:name="Roboto" svg:font-family="Roboto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3T19:53:15.435436748</meta:creation-date>
    <dc:date>2020-04-13T19:57:18.872128921</dc:date>
    <meta:editing-duration>PT1M32S</meta:editing-duration>
    <meta:editing-cycles>2</meta:editing-cycles>
    <meta:generator>LibreOffice/6.3.3.2$Linux_X86_64 LibreOffice_project/a64200df03143b798afd1ec74a12ab50359878ed</meta:generator>
    <meta:document-statistic meta:table-count="0" meta:image-count="0" meta:object-count="0" meta:page-count="3" meta:paragraph-count="69" meta:word-count="459" meta:character-count="2163" meta:non-whitespace-character-count="1772"/>
  </office:meta>
</office:document-meta>
</file>